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32379034" text:style-name="L1">
        <text:list-item>
          <text:p text:style-name="P1">Software inspection</text:p>
          <text:list>
            <text:list-item>
              <text:p text:style-name="P1">Purpose</text:p>
              <text:list>
                <text:list-item>
                  <text:p text:style-name="P1">Find defects (Tyran &amp; George)</text:p>
                </text:list-item>
              </text:list>
            </text:list-item>
            <text:list-item>
              <text:p text:style-name="P1">Value</text:p>
              <text:list>
                <text:list-item>
                  <text:p text:style-name="P1">May find up to 90% of all defects (Tyran &amp; George)</text:p>
                </text:list-item>
                <text:list-item>
                  <text:p text:style-name="P1">Find defects early in the process (Tyran &amp; George)</text:p>
                  <text:list>
                    <text:list-item>
                      <text:p text:style-name="P1">Less effort to fix</text:p>
                    </text:list-item>
                    <text:list-item>
                      <text:p text:style-name="P1">JPL estimates $25,00 savings per inspection (Tyran &amp; George)</text:p>
                    </text:list-item>
                  </text:list>
                </text:list-item>
                <text:list-item>
                  <text:p text:style-name="P1">Educational for participants (Tyran &amp; George)</text:p>
                </text:list-item>
              </text:list>
            </text:list-item>
            <text:list-item>
              <text:p text:style-name="P1">Drawbacks</text:p>
              <text:list>
                <text:list-item>
                  <text:p text:style-name="P1">Cost and time lost scheduling (Tyran &amp; George)</text:p>
                </text:list-item>
                <text:list-item>
                  <text:p text:style-name="P1">Problems common to small group interaction (Tyran &amp; George)</text:p>
                </text:list-item>
              </text:list>
            </text:list-item>
            <text:list-item>
              <text:p text:style-name="P1">Process</text:p>
              <text:list>
                <text:list-item>
                  <text:p text:style-name="P1">Structure</text:p>
                  <text:list>
                    <text:list-item>
                      <text:p text:style-name="P1">Generally: to three stages (Porter, Siy, Mockus &amp; Votta)</text:p>
                      <text:list>
                        <text:list-item>
                          <text:p text:style-name="P1">Preparation</text:p>
                        </text:list-item>
                        <text:list-item>
                          <text:p text:style-name="P1">Collection</text:p>
                        </text:list-item>
                        <text:list-item>
                          <text:p text:style-name="P1">Repair</text:p>
                        </text:list-item>
                      </text:list>
                    </text:list-item>
                    <text:list-item>
                      <text:p text:style-name="P1">Commonly: six stages (Tyran &amp; George)</text:p>
                      <text:list>
                        <text:list-item>
                          <text:p text:style-name="P1">Planning</text:p>
                        </text:list-item>
                        <text:list-item>
                          <text:p text:style-name="P1">Overview</text:p>
                        </text:list-item>
                        <text:list-item>
                          <text:p text:style-name="P1">Preparation</text:p>
                        </text:list-item>
                        <text:list-item>
                          <text:p text:style-name="P1">Insp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work</text:p>
                        </text:list-item>
                        <text:list-item>
                          <text:p text:style-name="P1">Follow up</text:p>
                        </text:list-item>
                      </text:list>
                    </text:list-item>
                    <text:list-item>
                      <text:p text:style-name="P1">Many different reconfigurations of structure (Porter, Siy, Mockus &amp; Votta)</text:p>
                      <text:list>
                        <text:list-item>
                          <text:p text:style-name="P1">No changes in structure had an impact on defect detection</text:p>
                          <text:list>
                            <text:list-item>
                              <text:p text:style-name="P1">Single-session inspections with small teams are most efficient</text:p>
                            </text:list-item>
                          </text:list>
                        </text:list-item>
                        <text:list-item>
                          <text:p text:style-name="P1">Changes had significant impact on time taken by process</text:p>
                        </text:list-item>
                      </text:list>
                    </text:list-item>
                    <text:list-item>
                      <text:p text:style-name="P1">Asynchronous collection meetings are at least as effective as synchronous (Perpich et. al.)</text:p>
                      <text:list>
                        <text:list-item>
                          <text:p text:style-name="P1">Contradicts early research</text:p>
                        </text:list-item>
                        <text:list-item>
                          <text:p text:style-name="P1">Ameliorates schedule bottlenecks</text:p>
                          <text:list>
                            <text:list-item>
                              <text:p text:style-name="P1">Worse in large teams</text:p>
                            </text:list-item>
                            <text:list-item>
                              <text:p text:style-name="P1">Worse when geographical and temporal distance increases</text:p>
                              <text:list>
                                <text:list-item>
                                  <text:p text:style-name="P1">Time differences between teams rules out synchronou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Inputs (Porter, Siy, Mockus &amp; Votta)</text:p>
                  <text:list>
                    <text:list-item>
                      <text:p text:style-name="P1">Changes here have more impact on effectiveness than changes in process structure</text:p>
                    </text:list-item>
                    <text:list-item>
                      <text:p text:style-name="P1">Code units</text:p>
                      <text:list>
                        <text:list-item>
                          <text:p text:style-name="P1">Some functionality types may be more likely to contain more defects than others</text:p>
                        </text:list-item>
                      </text:list>
                    </text:list-item>
                    <text:list-item>
                      <text:p text:style-name="P1">Reviewers</text:p>
                      <text:list>
                        <text:list-item>
                          <text:p text:style-name="P1">Have a strong influence on inspection effectiveness</text:p>
                          <text:list>
                            <text:list-item>
                              <text:p text:style-name="P1">Training</text:p>
                            </text:list-item>
                            <text:list-item>
                              <text:p text:style-name="P1">Identification of good review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Author</text:p>
                    </text:list-item>
                  </text:list>
                </text:list-item>
                <text:list-item>
                  <text:p text:style-name="P1">Collaboration tools</text:p>
                  <text:list>
                    <text:list-item>
                      <text:p text:style-name="P1">Asynchronous intranet (Perpich et. al.)</text:p>
                      <text:list>
                        <text:list-item>
                          <text:p text:style-name="P1">Condenses time by combining [reviewer prep → collection] into [reviewer prep &amp; collection]</text:p>
                        </text:list-item>
                        <text:list-item>
                          <text:p text:style-name="P1">Retains moderator role separate from author</text:p>
                          <text:list>
                            <text:list-item>
                              <text:p text:style-name="P1">Moderator validates repairs</text:p>
                            </text:list-item>
                          </text:list>
                        </text:list-item>
                        <text:list-item>
                          <text:p text:style-name="P1">Artifacts</text:p>
                          <text:list>
                            <text:list-item>
                              <text:p text:style-name="P1">Diff-marked source code</text:p>
                            </text:list-item>
                            <text:list-item>
                              <text:p text:style-name="P1">Email notifications</text:p>
                            </text:list-item>
                            <text:list-item>
                              <text:p text:style-name="P1">Code annotation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Group support system technology as a mediating artifact (Tyran &amp; George)</text:p>
                      <text:list>
                        <text:list-item>
                          <text:p text:style-name="P1">Software running synchronously—real-time meeting</text:p>
                        </text:list-item>
                        <text:list-item>
                          <text:p text:style-name="P1">Artifacts</text:p>
                          <text:list>
                            <text:list-item>
                              <text:p text:style-name="P1">Chat window (parallel communication)</text:p>
                            </text:list-item>
                            <text:list-item>
                              <text:p text:style-name="P1">Scrolling window of inspection results (group memory)</text:p>
                            </text:list-item>
                          </text:list>
                        </text:list-item>
                        <text:list-item>
                          <text:p text:style-name="P1">Minimized standard meeting problems like dominant behavior, sidetracking</text:p>
                        </text:list-item>
                        <text:list-item>
                          <text:p text:style-name="P1">Groups using group support system found more defects</text:p>
                        </text:list-item>
                        <text:list-item>
                          <text:p text:style-name="P1">Groups using group support system felt more information overloa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9T16:58:34</meta:creation-date>
    <dc:date>2010-08-09T21:10:51</dc:date>
    <dc:creator>Randy Souza</dc:creator>
    <meta:editing-duration>PT04H09M03S</meta:editing-duration>
    <meta:editing-cycles>43</meta:editing-cycles>
    <meta:generator>OpenOffice.org/3.2$Linux OpenOffice.org_project/320m12$Build-9483</meta:generator>
    <meta:document-statistic meta:table-count="0" meta:image-count="0" meta:object-count="0" meta:page-count="2" meta:paragraph-count="62" meta:word-count="368" meta:character-count="2195"/>
  </office:meta>
</office:document-meta>
</file>